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398d" officeooo:paragraph-rsid="000e398d"/>
    </style:style>
    <style:style style:name="P2" style:family="paragraph" style:parent-style-name="Standard">
      <style:text-properties officeooo:rsid="001129be" officeooo:paragraph-rsid="001129be"/>
    </style:style>
    <style:style style:name="T1" style:family="text">
      <style:text-properties officeooo:rsid="000fa7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Proposal</text:p>
      <text:p text:style-name="P2">Team 11: Alan Lee, Job Villamil, Lucas Bowker, Eric Gonzales, Sierra Sallee</text:p>
      <text:p text:style-name="P1"><text:tab/>Our group is creating a generic catalog website to document the inventory of various companies. This website will allow users to examine the inventory located at these companies. The website will allow users to filter the results based on a certain set of parameters. We plan to have a search mechanism, checkboxes, and a tagging system to filter these results. We are in the process of designing mock ups of the User Interface.</text:p>
      <text:p text:style-name="P1"/>
      <text:p text:style-name="P1"><text:tab/>We have separated the work into various work streams. These include database design and development, <text:s/>front-end design, back-end design, and project management and creative oversight. We have assigned each member one of these roles but we will work together to accomplish these goals and to integrate our solutions. </text:p>
      <text:p text:style-name="P1"/>
      <text:p text:style-name="P1"><text:tab/>The primary technologies used for the front-end will be HTML, CSS, vanilla Javascript, <text:span text:style-name="T1">and Bootstrap. We will also use Ajax, jquery, XML, and JSON. For the back-end we will be using Java with the Spring Framework utilizing Eclipse or IntelliJ for our IDE’s. As for data management we will be using MySQL. The project management will utilize agile development concepts. Finally, we will use Git with Github to manage our source code. </text:span></text:p>
      <text:p text:style-name="P1"><text:tab/></text:p>
      <text:p text:style-name="P1"><text:tab/><text:span text:style-name="T1">The scope of this project may seem quite large, however there is a prioritization that the project manager will keep in mind. The manager will nudge us towards prioritizing user interface design. However, as time sees fit we will implement a back-end but if necessary we will create a pseudo back-end using Javascript to show UI functional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4:17:49.968656015</meta:creation-date>
    <dc:date>2019-01-26T14:44:01.686114108</dc:date>
    <meta:editing-duration>PT49S</meta:editing-duration>
    <meta:editing-cycles>1</meta:editing-cycles>
    <meta:document-statistic meta:table-count="0" meta:image-count="0" meta:object-count="0" meta:page-count="1" meta:paragraph-count="7" meta:word-count="264" meta:character-count="1617" meta:non-whitespace-character-count="1350"/>
    <meta:generator>LibreOffice/6.0.7.3$Linux_X86_64 LibreOffice_project/00m0$Build-3</meta:generator>
  </office:meta>
</office:document-meta>
</file>